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Liberation Sans"/>
    </style:style>
    <style:style style:name="P12" style:family="paragraph" style:parent-style-name="Subtitle">
      <style:paragraph-properties fo:text-align="center" style:justify-single-word="false"/>
    </style:style>
    <style:style style:name="P13" style:family="paragraph" style:parent-style-name="Code">
      <style:paragraph-properties fo:margin-top="0.1665in" fo:margin-bottom="0.0835in"/>
    </style:style>
    <style:style style:name="P14" style:family="paragraph" style:parent-style-name="Code">
      <style:paragraph-properties fo:margin-top="0.1665in" fo:margin-bottom="0.0835in"/>
      <style:text-properties style:font-name="Liberation Sans" style:font-name-asian="DejaVu LGC Sans" style:font-name-complex="DejaVu LGC Sans"/>
    </style:style>
    <style:style style:name="P15" style:family="paragraph" style:parent-style-name="Text_20_body">
      <style:paragraph-properties fo:margin-top="0.1665in" fo:margin-bottom="0.0835in"/>
    </style:style>
    <style:style style:name="P16" style:family="paragraph" style:parent-style-name="Text_20_body">
      <style:paragraph-properties fo:margin-top="0.1665in" fo:margin-bottom="0.0835in"/>
      <style:text-properties style:font-name="Liberation Sans" style:font-name-asian="DejaVu LGC Sans" style:font-name-complex="DejaVu LGC San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Contents_20_1">
      <style:paragraph-properties>
        <style:tab-stops>
          <style:tab-stop style:position="6.6925in" style:type="right" style:leader-style="dotted" style:leader-text="."/>
        </style:tab-stops>
      </style:paragraph-properties>
    </style:style>
    <style:style style:name="P19" style:family="paragraph" style:parent-style-name="Contents_20_2">
      <style:paragraph-properties>
        <style:tab-stops>
          <style:tab-stop style:position="6.4957in" style:type="right" style:leader-style="dotted" style:leader-text="."/>
        </style:tab-stops>
      </style:paragraph-properties>
    </style:style>
    <style:style style:name="P20" style:family="paragraph" style:parent-style-name="Heading_20_2">
      <style:paragraph-properties fo:margin-top="0.1665in" fo:margin-bottom="0.0835in" fo:keep-with-next="always"/>
    </style:style>
    <style:style style:name="P21" style:family="paragraph" style:parent-style-name="Heading_20_3">
      <style:paragraph-properties fo:margin-top="0.1665in" fo:margin-bottom="0.0835in" fo:keep-with-next="always"/>
    </style:style>
    <style:style style:name="P22"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T11"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2">Version 2.1.0</text:p>
      <text:p text:style-name="Subtitle">9<text:span text:style-name="T11">th</text:span> August 201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Introduction to Byteman<text:tab/>5</text:p>
          <text:p text:style-name="P19">Running an Application with the Byteman Agent<text:tab/>5</text:p>
          <text:p text:style-name="P19">Event Condition Action Rules<text:tab/>6</text:p>
          <text:p text:style-name="P19">Rule Bindings and Parameterization<text:tab/>6</text:p>
          <text:p text:style-name="P19">Built-in Conditions and Actions<text:tab/>7</text:p>
          <text:p text:style-name="P19">Extending or Replacing the Byteman Language Built-ins<text:tab/>8</text:p>
          <text:p text:style-name="P19">Agent Transformation<text:tab/>8</text:p>
          <text:p text:style-name="P19">Agent Retransformation<text:tab/>9</text:p>
          <text:p text:style-name="P19">ECA Rule Engine<text:tab/>10</text:p>
          <text:p text:style-name="P18">The Byteman Rule Language<text:tab/>12</text:p>
          <text:p text:style-name="P19">Rule Events<text:tab/>12</text:p>
          <text:p text:style-name="P17">Class Rules vs Interface Rules<text:tab/>13</text:p>
          <text:p text:style-name="P17">Overriding <text:s/>Rules<text:tab/>13</text:p>
          <text:p text:style-name="P17">Overriding Interface Rules<text:tab/>15</text:p>
          <text:p text:style-name="P17">Location Specifiers<text:tab/>15</text:p>
          <text:p text:style-name="P19">Rule Bindings<text:tab/>19</text:p>
          <text:p text:style-name="P19">Rule Expressions<text:tab/>19</text:p>
          <text:p text:style-name="P19">Rule Conditions<text:tab/>21</text:p>
          <text:p text:style-name="P19">Rule Actions<text:tab/>22</text:p>
          <text:p text:style-name="P19">Built-In Calls<text:tab/>23</text:p>
          <text:p text:style-name="P19">User-Defined Rule Helpers<text:tab/>23</text:p>
          <text:p text:style-name="P19">The Rule Helper Lifecycle Methods<text:tab/>25</text:p>
          <text:p text:style-name="P18">Byteman Rule Language Standard Built-Ins<text:tab/>27</text:p>
          <text:p text:style-name="P19">Thread Coordination Operations<text:tab/>27</text:p>
          <text:p text:style-name="P17">Waiters<text:tab/>27</text:p>
          <text:p text:style-name="P17">Rendezvous<text:tab/>28</text:p>
          <text:p text:style-name="P17">Joiners<text:tab/>29</text:p>
          <text:p text:style-name="P17">Aborting Execution<text:tab/>29</text:p>
          <text:p text:style-name="P19">Rule State Management Operations<text:tab/>30</text:p>
          <text:p text:style-name="P17">CountDowns<text:tab/>30</text:p>
          <text:p text:style-name="P17">Flags<text:tab/>31</text:p>
          <text:p text:style-name="P17">Counters<text:tab/>31</text:p>
          <text:p text:style-name="P17">Timers<text:tab/>32</text:p>
          <text:p text:style-name="P17">Recursive Triggering<text:tab/>32</text:p>
          <text:p text:style-name="P19">Trace and Debug Operations<text:tab/>34</text:p>
          <text:p text:style-name="P17">Debugging<text:tab/>34</text:p>
          <text:p text:style-name="P17">Tracing<text:tab/>34</text:p>
          <text:p text:style-name="P19">Stack Management Operations<text:tab/>35</text:p>
          <text:p text:style-name="P17">Checking The Call Tree<text:tab/>35</text:p>
          <text:p text:style-name="P17">Tracing the Caller Stack<text:tab/>37</text:p>
          <text:p text:style-name="P17">Selective Stack Tracing Using a Regular Expression Filter<text:tab/>37</text:p>
          <text:p text:style-name="P17">Stack Range Tracing<text:tab/>39</text:p>
          <text:p text:style-name="P17">Tracing Named Thread Stacks<text:tab/>41</text:p>
          <text:p text:style-name="P19">Default Helper Lifecycle Methods<text:tab/>42</text:p>
          <text:p text:style-name="P18">Using Byteman<text:tab/>43</text:p>
          <text:p text:style-name="P19">Using Byteman from java or ant<text:tab/>43</text:p>
          <text:p text:style-name="P19">Using Byteman from maven<text:tab/>43</text:p>
          <text:p text:style-name="P19"><text:soft-page-break/>Obtaining the source build tree<text:tab/>43</text:p>
          <text:p text:style-name="P19">Building Byteman from the sources<text:tab/>43</text:p>
          <text:p text:style-name="P19">Running Applications with Byteman<text:tab/>44</text:p>
          <text:p text:style-name="P19">Configuring a java agent<text:tab/>44</text:p>
          <text:p text:style-name="P19">Installing Byteman in a Running JVM using Script bminstall<text:tab/>45</text:p>
          <text:p text:style-name="P19">Available -javaagent Options<text:tab/>45</text:p>
          <text:p text:style-name="P19">Running Byteman Using Script bmjava<text:tab/>46</text:p>
          <text:p text:style-name="P19">Submitting Rules Dynamically Using Script bmsubmit<text:tab/>47</text:p>
          <text:p text:style-name="P19">Checking Rules Offline Using Script bmcheck<text:tab/>48</text:p>
          <text:p text:style-name="P19">Installing And Submitting from Java<text:tab/>49</text:p>
          <text:p text:style-name="P19">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598083085"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xt:s/>testing. Byteman provides explicit support for test automation in four main areas:</text:p>
      <text:list xml:id="list1164031011" text:style-name="L1">
        <text:list-item>
          <text:p text:style-name="P23">tracing execution of specific code paths and displaying application or JVM state</text:p>
        </text:list-item>
        <text:list-item>
          <text:p text:style-name="P23">subverting normal execution by changing state, making unscheduled method calls or forcing an unexpected return or throw</text:p>
        </text:list-item>
        <text:list-item>
          <text:p text:style-name="P23">orchestrating the timing of activities performed by independent application threads</text:p>
        </text:list-item>
        <text:list-item>
          <text:p text:style-name="P23">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166262755" text:continue-list="list1598083085" text:style-name="Outline">
        <text:list-item>
          <text:list>
            <text:list-header>
              <text:h text:style-name="P20"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655623770"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169774714" text:style-name="L2">
        <text:list-item>
          <text:p text:style-name="P24"><text:span text:style-name="T1">where</text:span> during application execution a side-effect should occur</text:p>
        </text:list-item>
        <text:list-item>
          <text:p text:style-name="P24"><text:span text:style-name="T1">whether</text:span> the side-effect should happen or not</text:p>
        </text:list-item>
        <text:list-item>
          <text:p text:style-name="P24"><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758008707" text:continue-list="list655623770"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325773215"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text:soft-page-break/>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291825998"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310764953"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220422331" text:style-name="L3">
        <text:list-item>
          <text:p text:style-name="P25">the <text:span text:style-name="T1">trigger method</text:span>, i.e. the method which contains the trigger point</text:p>
        </text:list-item>
        <text:list-item>
          <text:p text:style-name="P25"><text:soft-page-break/>the rule which has been matched</text:p>
        </text:list-item>
        <text:list-item>
          <text:p text:style-name="P25">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546779834" text:continue-list="list310764953" text:style-name="Outline">
        <text:list-item>
          <text:list>
            <text:list-header>
              <text:h text:style-name="P20"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text:soft-page-break/>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883233613" text:continue-numbering="true" text:style-name="Outline">
        <text:list-item>
          <text:list>
            <text:list-header>
              <text:h text:style-name="P20"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text:soft-page-break/>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636263512"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798318043" text:continue-numbering="true" text:style-name="Outline">
        <text:list-item>
          <text:list>
            <text:list-header>
              <text:h text:style-name="P20"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064733270"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679872064"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756997170" text:continue-numbering="true" text:style-name="Outline">
        <text:list-item>
          <text:list>
            <text:list-item>
              <text:list>
                <text:list-header>
                  <text:h text:style-name="P21"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145607697" text:continue-numbering="true" text:style-name="Outline">
        <text:list-item>
          <text:list>
            <text:list-item>
              <text:list>
                <text:list-header>
                  <text:h text:style-name="P21"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518245705"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630844084"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444663031" text:style-name="L4">
        <text:list-item>
          <text:p text:style-name="P26">references to previously bound variables</text:p>
        </text:list-item>
        <text:list-item>
          <text:p text:style-name="P26">references to the trigger method recipient or parameters</text:p>
        </text:list-item>
        <text:list-item>
          <text:p text:style-name="P26">references to the local variables in scope at the trigger point</text:p>
        </text:list-item>
        <text:list-item>
          <text:p text:style-name="P26">references to trigger method special variables <text:span text:style-name="Code_20_Text">$!</text:span>, <text:span text:style-name="Code_20_Text">$^</text:span>, <text:span text:style-name="Code_20_Text">$#, </text:span>$* and $@</text:p>
        </text:list-item>
        <text:list-item>
          <text:p text:style-name="P26">static field references</text:p>
        </text:list-item>
        <text:list-item>
          <text:p text:style-name="P26">primitive literals</text:p>
        </text:list-item>
        <text:list-item>
          <text:p text:style-name="P26">field accesses</text:p>
        </text:list-item>
        <text:list-item>
          <text:p text:style-name="P26">static or instance method invocations</text:p>
        </text:list-item>
        <text:list-item>
          <text:p text:style-name="P26">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553773455" text:style-name="L5">
        <text:list-item>
          <text:p text:style-name="P27">throw and return operations are only allowed as the last action in a sequence of rule actions (see below).</text:p>
        </text:list-item>
      </text:list>
      <text:list xml:id="list2013075055" text:style-name="L6">
        <text:list-item>
          <text:p text:style-name="P28">Expressions should obey the normal rules regarding associativity and precedence.</text:p>
        </text:list-item>
        <text:list-item>
          <text:p text:style-name="P28">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8">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8">Special variables provide access to other trigger method data. There are currently 5 such special variables:</text:p>
          <text:list>
            <text:list-item>
              <text:p text:style-name="P28"><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8">$!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8"><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8"><text:span text:style-name="Code_20_Text">$#</text:span> has type <text:span text:style-name="Code_20_Text">int</text:span> and identifies the number of parameters supplied to the trigger method.</text:p>
            </text:list-item>
            <text:list-item>
              <text:p text:style-name="P28"><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8">$@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8">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8">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8">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503070740" text:continue-list="list1630844084"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927456807"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2133346139"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267006730"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1472562886"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504892487" text:style-name="L7">
        <text:list-item>
          <text:p text:style-name="P29">an activate event occurs when an install cause <text:span text:style-name="T1">R(H)</text:span> to transition from empty to non-empty</text:p>
        </text:list-item>
        <text:list-item>
          <text:p text:style-name="P29">an install event occurs when <text:span text:style-name="T1">r(H)</text:span> is installed in <text:span text:style-name="T1">R(H)</text:span></text:p>
        </text:list-item>
        <text:list-item>
          <text:p text:style-name="P29">an uninstall event occurs when <text:span text:style-name="T1">r(H)</text:span> is uninstalled from <text:span text:style-name="T1">R(H)</text:span></text:p>
        </text:list-item>
        <text:list-item>
          <text:p text:style-name="P29">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034076720" text:continue-list="list1472562886"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654759051"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839093032" text:continue-numbering="true" text:style-name="Outline">
        <text:list-item>
          <text:list>
            <text:list-item>
              <text:list>
                <text:list-header>
                  <text:h text:style-name="P22"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749988832" text:continue-numbering="true" text:style-name="Outline">
        <text:list-item>
          <text:list>
            <text:list-item>
              <text:list>
                <text:list-header>
                  <text:h text:style-name="P22"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853080491"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40041656"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490941704" text:continue-numbering="true" text:style-name="Outline">
        <text:list-item>
          <text:list>
            <text:list-item>
              <text:list>
                <text:list-header>
                  <text:h text:style-name="P22"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841306090" text:continue-numbering="true" text:style-name="Outline">
        <text:list-item>
          <text:list>
            <text:list-item>
              <text:list>
                <text:list-header>
                  <text:h text:style-name="P22"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026384406"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879064510" text:continue-numbering="true" text:style-name="Outline">
        <text:list-item>
          <text:list>
            <text:list-item>
              <text:list>
                <text:list-header>
                  <text:h text:style-name="P22"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956834701"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125549359"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765760623"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606153256" text:continue-numbering="true" text:style-name="Outline">
        <text:list-item>
          <text:list>
            <text:list-item>
              <text:list>
                <text:list-header>
                  <text:h text:style-name="P21"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704509372" text:continue-numbering="true" text:style-name="Outline">
        <text:list-item>
          <text:list>
            <text:list-item>
              <text:list>
                <text:list-header>
                  <text:h text:style-name="P22" text:outline-level="3" text:is-list-header="true">Selective Stack Tracing Using a Regular Expression Filter</text:h>
                </text:list-header>
              </text:list>
            </text:list-item>
          </text:list>
        </text:list-item>
      </text:list>
      <text:p text:style-name="P15">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3"><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3"><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880814811" text:continue-numbering="true" text:style-name="Outline">
        <text:list-item>
          <text:list>
            <text:list-item>
              <text:list>
                <text:list-header>
                  <text:h text:style-name="P22" text:outline-level="3" text:is-list-header="true"><text:bookmark-start text:name="__DdeLink__3673_1894777417"/>Stack Range Tracing</text:h>
                </text:list-header>
              </text:list>
            </text:list-item>
          </text:list>
        </text:list-item>
      </text:list>
      <text:p text:style-name="P16">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2093845453" text:continue-numbering="true" text:style-name="Outline">
        <text:list-item>
          <text:list>
            <text:list-item>
              <text:list>
                <text:list-header>
                  <text:h text:style-name="P22" text:outline-level="3" text:is-list-header="true">Tracing Named Thread Stacks</text:h>
                </text:list-header>
              </text:list>
            </text:list-item>
          </text:list>
        </text:list-item>
      </text:list>
      <text:p text:style-name="P16">The default helper class also provides methods which can be used to trace or format the stack frames of a specific, named thread:</text:p>
      <text:p text:style-name="P14"><text:soft-page-break/>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6">or to trace or format the stacks of all threads in the runtime:</text:p>
      <text:p text:style-name="Code"><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157316299"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205848395"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699931896"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list xml:id="list745046205" text:continue-numbering="true" text:style-name="Outline">
        <text:list-item>
          <text:list>
            <text:list-header>
              <text:h text:style-name="P20"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2102751693"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text:soft-page-break/>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1664625154"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700355187"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text:soft-page-break/>concatenating these options into a valid <text:span text:style-name="Code_20_Text">-javaagent</text:span> argument.</text:p>
      <text:list xml:id="list1191721266"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959150883" text:continue-numbering="true" text:style-name="Outline">
        <text:list-item>
          <text:list>
            <text:list-header>
              <text:h text:style-name="P20"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text:soft-page-break/>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1703878398" text:continue-numbering="true" text:style-name="Outline">
        <text:list-item>
          <text:list>
            <text:list-header>
              <text:h text:style-name="P20"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oft-page-break/><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815926808" text:continue-numbering="true" text:style-name="Outline">
        <text:list-item>
          <text:list>
            <text:list-header>
              <text:h text:style-name="P20"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34465184" text:style-name="L8">
        <text:list-item>
          <text:p text:style-name="P3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3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30">Any other rules will be stored in the agents rule set and applied to newly loaded <text:soft-page-break/>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275830074" text:continue-list="list1815926808"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oft-page-break/><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490970142" text:continue-numbering="true" text:style-name="Outline">
        <text:list-item>
          <text:list>
            <text:list-header>
              <text:h text:style-name="P20"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1">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1">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729694905" text:continue-numbering="true" text:style-name="Outline">
        <text:list-item>
          <text:list>
            <text:list-header>
              <text:h text:style-name="P20"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oft-page-break/><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oft-page-break/><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Liberation Sans1"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Andrew Dinn</meta:initial-creator>
    <meta:creation-date>2008-09-25T16:33:44</meta:creation-date>
    <dc:creator>Andrew Dinn</dc:creator>
    <dc:date>2012-08-09T10:43:27</dc:date>
    <meta:printed-by>Andrew Dinn</meta:printed-by>
    <meta:print-date>2008-09-26T17:21:42</meta:print-date>
    <meta:editing-cycles>214</meta:editing-cycles>
    <meta:editing-duration>P3DT1H25M57S</meta:editing-duration>
    <meta:document-statistic meta:table-count="0" meta:image-count="0" meta:object-count="0" meta:page-count="51" meta:paragraph-count="550" meta:word-count="19927" meta:character-count="129834" meta:non-whitespace-character-count="105904"/>
    <meta:user-defined meta:name="Info 1"/>
    <meta:user-defined meta:name="Info 2"/>
    <meta:user-defined meta:name="Info 3"/>
    <meta:user-defined meta:name="Info 4"/>
  </office:meta>
</office:document-meta>
</file>